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c3b4" officeooo:paragraph-rsid="0007c3b4" style:font-weight-asian="bold" style:font-weight-complex="bold"/>
    </style:style>
    <style:style style:name="P2" style:family="paragraph" style:parent-style-name="Standard">
      <style:text-properties fo:font-weight="bold" officeooo:rsid="0007c3b4" officeooo:paragraph-rsid="000d7d8b" style:font-weight-asian="bold" style:font-weight-complex="bold"/>
    </style:style>
    <style:style style:name="P3" style:family="paragraph" style:parent-style-name="Standard">
      <style:text-properties fo:font-weight="bold" officeooo:rsid="00088b57" officeooo:paragraph-rsid="00088b57" style:font-weight-asian="bold" style:font-weight-complex="bold"/>
    </style:style>
    <style:style style:name="P4" style:family="paragraph" style:parent-style-name="Standard">
      <style:text-properties fo:font-weight="bold" officeooo:rsid="000d7d8b" officeooo:paragraph-rsid="000d7d8b" style:font-weight-asian="bold" style:font-weight-complex="bold"/>
    </style:style>
    <style:style style:name="P5" style:family="paragraph" style:parent-style-name="Standard">
      <style:text-properties fo:font-weight="bold" officeooo:rsid="00146c9e" officeooo:paragraph-rsid="00146c9e" style:font-weight-asian="bold" style:font-weight-complex="bold"/>
    </style:style>
    <style:style style:name="P6" style:family="paragraph" style:parent-style-name="Standard">
      <style:text-properties fo:font-weight="normal" officeooo:rsid="00088b57" officeooo:paragraph-rsid="00088b57" style:font-weight-asian="normal" style:font-weight-complex="normal"/>
    </style:style>
    <style:style style:name="P7" style:family="paragraph" style:parent-style-name="Standard">
      <style:text-properties fo:font-weight="normal" officeooo:rsid="00146c9e" officeooo:paragraph-rsid="00146c9e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d7d8b" officeooo:paragraph-rsid="000d7d8b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d7d8b" officeooo:paragraph-rsid="000d7d8b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07c3b4" officeooo:paragraph-rsid="0007c3b4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1a091a" officeooo:paragraph-rsid="001a091a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088b57" officeooo:paragraph-rsid="00088b57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088b57" officeooo:paragraph-rsid="00088b57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0bac0f" officeooo:paragraph-rsid="000bac0f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0943b2" officeooo:paragraph-rsid="000943b2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0b1d35" officeooo:paragraph-rsid="000b1d35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c5ca4" officeooo:paragraph-rsid="001c5ca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43b2"/>
    </style:style>
    <style:style style:name="T3" style:family="text">
      <style:text-properties officeooo:rsid="000bac0f"/>
    </style:style>
    <style:style style:name="T4" style:family="text">
      <style:text-properties officeooo:rsid="00123021"/>
    </style:style>
    <style:style style:name="T5" style:family="text">
      <style:text-properties officeooo:rsid="001435bb"/>
    </style:style>
    <style:style style:name="T6" style:family="text">
      <style:text-properties officeooo:rsid="001640e1"/>
    </style:style>
    <style:style style:name="T7" style:family="text">
      <style:text-properties officeooo:rsid="001c5c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taforma</text:p>
      <text:p text:style-name="P1"/>
      <text:p text:style-name="P5">Tamanho de tela:</text:p>
      <text:p text:style-name="P7"><text:tab/>Largura: 717</text:p>
      <text:p text:style-name="P7"><text:tab/>Altura: 420</text:p>
      <text:p text:style-name="P1"/>
      <text:p text:style-name="P4">Animações:</text:p>
      <text:list xml:id="list2496796407" text:style-name="L1">
        <text:list-item>
          <text:p text:style-name="P8">Saltar<text:span text:style-name="T4">[x]</text:span></text:p>
        </text:list-item>
        <text:list-item>
          <text:p text:style-name="P8">Andar <text:span text:style-name="T4">[x]</text:span></text:p>
        </text:list-item>
        <text:list-item>
          <text:p text:style-name="P8">Cair<text:span text:style-name="T4">[x]</text:span></text:p>
        </text:list-item>
        <text:list-item>
          <text:p text:style-name="P8">Se esconder no cobertor</text:p>
        </text:list-item>
        <text:list-item>
          <text:p text:style-name="P8">Vela</text:p>
        </text:list-item>
        <text:list-item>
          <text:p text:style-name="P8">Caminhar com as mão pra frente e olhos fechados</text:p>
        </text:list-item>
      </text:list>
      <text:p text:style-name="P1"/>
      <text:p text:style-name="P4"/>
      <text:p text:style-name="P4">Player stados:</text:p>
      <text:list xml:id="list1172926344" text:style-name="L2">
        <text:list-item>
          <text:p text:style-name="P9">Saltando</text:p>
        </text:list-item>
        <text:list-item>
          <text:p text:style-name="P9">Caindo</text:p>
        </text:list-item>
        <text:list-item>
          <text:p text:style-name="P9">Andar de mãos vasias</text:p>
        </text:list-item>
        <text:list-item>
          <text:p text:style-name="P9">Andar segurando vela</text:p>
        </text:list-item>
        <text:list-item>
          <text:p text:style-name="P9">Andar segurando cobertor</text:p>
        </text:list-item>
        <text:list-item>
          <text:p text:style-name="P9">Andar de olhos fechados</text:p>
        </text:list-item>
      </text:list>
      <text:p text:style-name="P2"/>
      <text:p text:style-name="P1">Mecânicas:</text:p>
      <text:list xml:id="list3475347021" text:style-name="L3">
        <text:list-item>
          <text:p text:style-name="P10">Acender luz para afastar monstros </text:p>
        </text:list-item>
        <text:list-item>
          <text:p text:style-name="P10">Saltar <text:span text:style-name="T6">[x]</text:span></text:p>
        </text:list-item>
        <text:list-item>
          <text:p text:style-name="P17">Acender luz para desbloquear passagem [x]</text:p>
        </text:list-item>
        <text:list-item>
          <text:p text:style-name="P11">Plataforma que desaparece [x]</text:p>
        </text:list-item>
        <text:list-item>
          <text:p text:style-name="P10">Se esconder com coberto de <text:span text:style-name="T2">um Cumilion</text:span></text:p>
        </text:list-item>
        <text:list-item>
          <text:p text:style-name="P10">Carregar uma vela</text:p>
        </text:list-item>
        <text:list-item>
          <text:p text:style-name="P10">Fechar os olhos para atravessar paredes especificas</text:p>
        </text:list-item>
        <text:list-item>
          <text:p text:style-name="P12"><text:span text:style-name="T3">Dragão: </text:span>Dragão flutuante que ilumina <text:span text:style-name="T5">[x]</text:span></text:p>
        </text:list-item>
        <text:list-item>
          <text:p text:style-name="P14">BatBat : Cabra que luta e distrai alguns monstros, ele amana um pouco de luz</text:p>
          <text:p text:style-name="P15"/>
        </text:list-item>
      </text:list>
      <text:p text:style-name="P3">Sobre o que?</text:p>
      <text:p text:style-name="P3"><text:tab/><text:span text:style-name="T1">Um garoto que dia após dia tem que superar os desafios que seus pesadelos o impõem para poder acordar.</text:span></text:p>
      <text:p text:style-name="P6"/>
      <text:p text:style-name="P3">Inimigos:</text:p>
      <text:list xml:id="list1351635565" text:style-name="L4">
        <text:list-item>
          <text:p text:style-name="P13">Lama negra que se afasta com a luz <text:span text:style-name="T3">| Mec : 1, 2, 4, 6</text:span></text:p>
        </text:list-item>
        <text:list-item>
          <text:p text:style-name="P16">Cuminlion: anda de um lado para o outro e atira a língua para engolir <text:span text:style-name="T3">| Mec : 3</text:span></text:p>
        </text:list-item>
        <text:list-item>
          <text:p text:style-name="P16">Seg_seg: Ele corre atrás do Player se ele o ver e só para quando entra no range da luz <text:span text:style-name="T3">| Mec: 1, 4, 6</text:span></text:p>
        </text:list-item>
        <text:list-item>
          <text:p text:style-name="P16">Muu: Só é parado com um BatBat <text:span text:style-name="T3">| Mec : 7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01:25:58.403002920</meta:creation-date>
    <dc:date>2021-05-06T17:52:52.187340644</dc:date>
    <meta:editing-duration>PT2H44M43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217" meta:character-count="1058" meta:non-whitespace-character-count="897"/>
  </office:meta>
</office:document-meta>
</file>